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02000000860000004588B71DFE.eps"/>
  <manifest:file-entry manifest:media-type="" manifest:full-path="Pictures/2000000200000086000000487CD3E9D8.eps"/>
  <manifest:file-entry manifest:media-type="" manifest:full-path="Pictures/200000020000008600000045830108D9.eps"/>
  <manifest:file-entry manifest:media-type="" manifest:full-path="Pictures/200000020000008600000045BFC43C71.eps"/>
  <manifest:file-entry manifest:media-type="" manifest:full-path="Pictures/200000020000008600000048DF003B2D.eps"/>
  <manifest:file-entry manifest:media-type="" manifest:full-path="Pictures/200000020000008600000048033AE51C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-width="0.313cm" draw:fill="solid" draw:fill-color="#c0c0c0" draw:opacity="40%" draw:textarea-horizontal-align="justify" draw:textarea-vertical-align="top" draw:auto-grow-height="false" fo:padding-top="0.012cm" fo:padding-bottom="0.162cm" fo:padding-left="0.051cm" fo:padding-right="0.051cm" draw:shadow-opacity="40%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top" draw:auto-grow-height="false" fo:padding-top="-0.013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top" draw:auto-grow-height="false" fo:padding-top="-0.013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76cm" draw:marker-start-width="0.313cm" draw:marker-end-width="0.313cm" draw:fill="solid" draw:fill-color="#c0c0c0" draw:opacity="40%" draw:textarea-horizontal-align="justify" draw:textarea-vertical-align="top" draw:auto-grow-height="false" fo:padding-top="0.012cm" fo:padding-bottom="0.162cm" fo:padding-left="0.051cm" fo:padding-right="0.051cm" draw:shadow-opacity="40%"/>
    </style:style>
    <style:style style:name="gr7" style:family="graphic" style:parent-style-name="standard">
      <style:graphic-properties svg:stroke-width="0.076cm" draw:marker-start-width="0.313cm" draw:marker-end-width="0.313cm" draw:fill="solid" draw:fill-color="#004586" draw:opacity="40%" draw:textarea-horizontal-align="justify" draw:textarea-vertical-align="top" draw:auto-grow-height="false" fo:padding-top="0.012cm" fo:padding-bottom="0.162cm" fo:padding-left="0.287cm" fo:padding-right="0.287cm" draw:shadow-offset-x="0.305cm" draw:shadow-offset-y="0.305cm" draw:shadow-opacity="40%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opacity="40%" draw:textarea-horizontal-align="justify" draw:textarea-vertical-align="top" draw:auto-grow-height="false" fo:padding-top="0cm" fo:padding-bottom="0.15cm" fo:padding-left="0.275cm" fo:padding-right="0.275cm" draw:shadow-opacity="40%"/>
    </style:style>
    <style:style style:name="gr9" style:family="graphic" style:parent-style-name="objectwithoutfill">
      <style:graphic-properties draw:stroke="dash" draw:stroke-dash="dotted" svg:stroke-width="0.051cm" draw:marker-start="Arrowheads_20_2" draw:marker-start-width="0.276cm" draw:marker-end="Arrowheads_20_1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="Arrowheads_20_2" draw:marker-start-width="0.276cm" draw:marker-end="Arrowheads_20_1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Dashed_20__28_var_29_" svg:stroke-width="0.051cm" draw:marker-start="Arrowheads_20_2" draw:marker-start-width="0.276cm" draw:marker-end="Arrowheads_20_1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76cm" draw:marker-start-width="0.313cm" draw:marker-end-width="0.313cm" draw:fill="solid" draw:fill-color="#004586" draw:opacity="40%" draw:textarea-horizontal-align="justify" draw:textarea-vertical-align="top" draw:auto-grow-height="false" fo:padding-top="0.012cm" fo:padding-bottom="0.162cm" fo:padding-left="0.287cm" fo:padding-right="0.287cm" draw:shadow-offset-x="0.305cm" draw:shadow-offset-y="0.305cm" draw:shadow-opacity="40%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ff" style:text-position="33%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0000ff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00ff" fo:font-family="Arial" style:font-style-name="Normal" style:font-family-generic="swiss" fo:font-size="12pt" fo:font-style="italic" style:font-family-asian="Arial" style:font-style-name-asian="Normal" style:font-family-generic-asian="swiss" style:font-size-asian="12pt" style:font-style-asian="italic" style:font-family-complex="Arial" style:font-style-name-complex="Normal" style:font-family-generic-complex="swiss" style:font-size-complex="12pt" style:font-style-complex="italic"/>
    </style:style>
    <style:style style:name="T5" style:family="text">
      <style:text-properties fo:color="#0000ff" style:text-position="0% 100%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0000ff" style:text-position="-33% 58%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0pt" fo:font-weight="bold" style:font-size-asian="12pt" style:font-weight-asian="bold" style:font-size-complex="12pt" style:font-weight-complex="bold"/>
    </style:style>
    <style:style style:name="T8" style:family="text">
      <style:text-properties fo:font-size="10pt" fo:font-style="italic" style:font-size-asian="12pt" style:font-style-asian="italic" style:font-size-complex="12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0000" style:text-position="33% 58%" fo:font-size="12pt" fo:font-style="italic" style:font-size-asian="12pt" style:font-style-asian="italic" style:font-size-complex="12pt" style:font-style-complex="italic"/>
    </style:style>
    <style:style style:name="T11" style:family="text">
      <style:text-properties fo:color="#ff0000"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ff0000" fo:font-family="Arial" style:font-style-name="Normal" style:font-family-generic="swiss" fo:font-size="12pt" fo:font-style="italic" style:font-family-asian="Arial" style:font-style-name-asian="Normal" style:font-family-generic-asian="swiss" style:font-size-asian="12pt" style:font-style-asian="italic" style:font-family-complex="Arial" style:font-style-name-complex="Normal" style:font-family-generic-complex="swiss" style:font-size-complex="12pt" style:font-style-complex="italic"/>
    </style:style>
    <style:style style:name="T13" style:family="text">
      <style:text-properties fo:color="#ff0000" style:text-position="0% 100%"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ff0000" style:text-position="-33% 58%"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family="Arial" style:font-style-name="Normal" style:font-family-generic="swiss" fo:font-size="12pt" fo:font-weight="normal" style:font-family-asian="Arial" style:font-style-name-asian="Normal" style:font-family-generic-asian="swiss" style:font-size-asian="12pt" style:font-weight-asian="normal" style:font-family-complex="Arial" style:font-style-name-complex="Normal" style:font-family-generic-complex="swiss" style:font-size-complex="12pt" style:font-weight-complex="normal"/>
    </style:style>
    <style:style style:name="T18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778cm" svg:height="6.288cm" svg:x="0.1cm" svg:y="0.2cm">
            <text:p text:style-name="P1"><text:span text:style-name="T1">Dataset 1</text:span></text:p>
            <text:p text:style-name="P1"><text:span text:style-name="T2">13</text:span><text:span text:style-name="T3">C, 800MHz, MQ, 25</text:span><text:span text:style-name="T4">°</text:span><text:span text:style-name="T3">C, </text:span><text:span text:style-name="T5">T</text:span><text:span text:style-name="T6">CPMG</text:span><text:span text:style-name="T5">=20ms</text:span></text:p>
            <draw:enhanced-geometry svg:viewBox="0 0 21600 21600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3.535cm" svg:height="2.146cm" svg:x="0.415cm" svg:y="1.78cm">
              <text:p text:style-name="P1"><text:span text:style-name="T7">Curve 1: </text:span><text:span text:style-name="T8">Ile 10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41cm" svg:height="1.755cm" svg:x="0.48cm" svg:y="2.095cm">
              <draw:image xlink:href="Pictures/200000020000008600000045BFC43C71.eps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3.535cm" svg:height="2.146cm" svg:x="4.115cm" svg:y="1.78cm">
              <text:p text:style-name="P1"><text:span text:style-name="T7">Curve 2: </text:span><text:span text:style-name="T8">Leu 13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404cm" svg:height="1.753cm" svg:x="4.226cm" svg:y="2.149cm">
              <draw:image xlink:href="Pictures/20000002000000860000004588B71DFE.eps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3.535cm" svg:height="2.146cm" svg:x="0.49cm" svg:y="4.067cm">
              <text:p text:style-name="P1"><text:span text:style-name="T7">Curve 3: </text:span><text:span text:style-name="T8">Leu 22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404cm" svg:height="1.753cm" svg:x="0.534cm" svg:y="4.359cm">
              <draw:image xlink:href="Pictures/200000020000008600000045830108D9.eps" xlink:type="simple" xlink:show="embed" xlink:actuate="onLoad">
                <text:p/>
              </draw:image>
            </draw:frame>
          </draw:g>
          <draw:g>
            <draw:custom-shape draw:style-name="gr4" draw:text-style-name="P3" draw:layer="layout" svg:width="0.691cm" svg:height="0.42cm" svg:x="4.639cm" svg:y="4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691cm" svg:height="0.42cm" svg:x="5.582cm" svg:y="4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691cm" svg:height="0.42cm" svg:x="6.457cm" svg:y="4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4" draw:layer="layout" svg:width="2.729cm" svg:height="0.645cm" svg:x="4.572cm" svg:y="4.299cm">
            <draw:text-box>
              <text:p><text:span text:style-name="T9">More curves...</text:span></text:p>
            </draw:text-box>
          </draw:frame>
        </draw:g>
        <draw:g>
          <draw:custom-shape draw:style-name="gr1" draw:text-style-name="P2" draw:layer="layout" svg:width="7.778cm" svg:height="6.288cm" svg:x="0.1cm" svg:y="6.706cm">
            <text:p text:style-name="P1"><text:span text:style-name="T1">Dataset 2</text:span></text:p>
            <text:p text:style-name="P1"><text:span text:style-name="T10">13</text:span><text:span text:style-name="T11">C, 800MHz, MQ, 37</text:span><text:span text:style-name="T12">°</text:span><text:span text:style-name="T11">C, </text:span><text:span text:style-name="T13">T</text:span><text:span text:style-name="T14">CPMG</text:span><text:span text:style-name="T13">=20ms</text:span></text:p>
            <draw:enhanced-geometry svg:viewBox="0 0 21600 21600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3.535cm" svg:height="2.146cm" svg:x="0.415cm" svg:y="8.286cm">
              <text:p text:style-name="P1"><text:span text:style-name="T7">Curve 1: </text:span><text:span text:style-name="T8">Ile 10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223cm" svg:height="1.732cm" svg:x="0.54cm" svg:y="8.655cm">
              <draw:image xlink:href="Pictures/200000020000008600000048033AE51C.eps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3.535cm" svg:height="2.146cm" svg:x="4.115cm" svg:y="8.286cm">
              <text:p text:style-name="P1"><text:span text:style-name="T7">Curve 2: </text:span><text:span text:style-name="T8">Leu 13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226cm" svg:height="1.727cm" svg:x="4.259cm" svg:y="8.66cm">
              <draw:image xlink:href="Pictures/2000000200000086000000487CD3E9D8.eps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3.535cm" svg:height="2.146cm" svg:x="0.49cm" svg:y="10.573cm">
              <text:p text:style-name="P1"><text:span text:style-name="T7">Curve 3: </text:span><text:span text:style-name="T8">Leu 22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226cm" svg:height="1.727cm" svg:x="0.624cm" svg:y="10.89cm">
              <draw:image xlink:href="Pictures/200000020000008600000048DF003B2D.eps" xlink:type="simple" xlink:show="embed" xlink:actuate="onLoad">
                <text:p/>
              </draw:image>
            </draw:frame>
          </draw:g>
          <draw:g>
            <draw:custom-shape draw:style-name="gr4" draw:text-style-name="P3" draw:layer="layout" svg:width="0.691cm" svg:height="0.42cm" svg:x="4.639cm" svg:y="11.4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691cm" svg:height="0.42cm" svg:x="5.582cm" svg:y="11.4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691cm" svg:height="0.42cm" svg:x="6.457cm" svg:y="11.4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4" draw:layer="layout" svg:width="2.729cm" svg:height="0.645cm" svg:x="4.572cm" svg:y="10.805cm">
            <draw:text-box>
              <text:p><text:span text:style-name="T9">More curves...</text:span></text:p>
            </draw:text-box>
          </draw:frame>
        </draw:g>
        <draw:g>
          <draw:custom-shape draw:style-name="gr6" draw:text-style-name="P2" draw:layer="layout" svg:width="1.163cm" svg:height="0.941cm" svg:x="1.833cm" svg:y="14.1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2" draw:layer="layout" svg:width="1.164cm" svg:height="0.941cm" svg:x="3.343cm" svg:y="14.1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2" draw:layer="layout" svg:width="1.163cm" svg:height="0.941cm" svg:x="4.785cm" svg:y="14.1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text-style-name="P5" draw:layer="layout" svg:width="3.711cm" svg:height="0.725cm" svg:x="2.149cm" svg:y="13.3cm">
          <draw:text-box>
            <text:p><text:span text:style-name="T1">More datasets...</text:span></text:p>
          </draw:text-box>
        </draw:frame>
        <draw:g>
          <draw:custom-shape draw:style-name="gr7" draw:text-style-name="P2" draw:layer="layout" svg:width="5.144cm" svg:height="4.791cm" svg:x="8.929cm" svg:y="0.523cm">
            <text:p text:style-name="P1"><text:span text:style-name="T1">Group 1: Ile 10δ1</text:span></text:p>
            <text:p text:style-name="P1"><text:span text:style-name="T15">P</text:span><text:span text:style-name="T16">A</text:span><text:span text:style-name="T15">(25</text:span><text:span text:style-name="T17">°</text:span><text:span text:style-name="T15">C), k</text:span><text:span text:style-name="T16">ex</text:span><text:span text:style-name="T15">(25</text:span><text:span text:style-name="T17">°</text:span><text:span text:style-name="T15">C)</text:span></text:p>
            <text:p text:style-name="P1"><text:span text:style-name="T15"><text:s/></text:span><text:span text:style-name="T15">P</text:span><text:span text:style-name="T16">A</text:span><text:span text:style-name="T15">(37</text:span><text:span text:style-name="T17">°</text:span><text:span text:style-name="T15">C), k</text:span><text:span text:style-name="T16">ex</text:span><text:span text:style-name="T15">(37</text:span><text:span text:style-name="T17">°</text:span><text:span text:style-name="T15">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" draw:text-style-name="P2" draw:layer="layout" svg:width="4.825cm" svg:height="2.645cm" svg:x="9.093cm" svg:y="2.435cm">
              <text:p text:style-name="P1"><text:span text:style-name="T1">Curveset 1: Ile 10δ1</text:span></text:p>
              <text:p text:style-name="P1"><text:span text:style-name="T15">|Δω</text:span><text:span text:style-name="T18">H</text:span><text:span text:style-name="T15">|</text:span><text:span text:style-name="T18">(1)</text:span><text:span text:style-name="T15">, |Δω</text:span><text:span text:style-name="T18">C</text:span><text:span text:style-name="T15">|</text:span><text:span text:style-name="T18">(1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52.299117510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6" draw:layer="layout" svg:width="2.15cm" svg:height="1.145cm" svg:x="9.315cm" svg:y="3.662cm">
              <text:p text:style-name="P1"><text:span text:style-name="T19">Curve 1</text:span></text:p>
              <text:p text:style-name="P1"><text:span text:style-name="T20">R20(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6" draw:layer="layout" svg:width="2.15cm" svg:height="1.145cm" svg:x="11.588cm" svg:y="3.663cm">
              <text:p text:style-name="P1"><text:span text:style-name="T19">Curve 2</text:span></text:p>
              <text:p text:style-name="P1"><text:span text:style-name="T20">R20(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9" draw:text-style-name="P1" draw:layer="layout" svg:width="6.622cm" svg:height="0.699cm" draw:transform="rotate (3.12710642079765) translate (10.4549328861172cm 4.73368508006866cm)" svg:viewBox="0 0 6623 700" svg:d="m0-9021c725 45 2198-434 2206 149s3669-203 4417 408">
              <text:p/>
            </draw:path>
            <draw:path draw:style-name="gr9" draw:text-style-name="P1" draw:layer="layout" svg:width="8.75cm" svg:height="4.253cm" draw:transform="rotate (3.12710642079765) translate (12.6558569678561cm 8.78876133203253cm)" svg:viewBox="0 0 8751 4254" svg:d="m7-12955c-214-2864 4257-851 4134-2801 17-1478 3841-213 4610-1453">
              <text:p/>
            </draw:path>
          </draw:g>
        </draw:g>
        <draw:g>
          <draw:custom-shape draw:style-name="gr7" draw:text-style-name="P2" draw:layer="layout" svg:width="10.248cm" svg:height="4.791cm" svg:x="8.684cm" svg:y="7.175cm">
            <text:p text:style-name="P1"><text:span text:style-name="T1">Group 2: Ile 10δ1 + Leu 22δ1</text:span></text:p>
            <text:p text:style-name="P1"><text:span text:style-name="T15">P</text:span><text:span text:style-name="T16">A</text:span><text:span text:style-name="T15">(25</text:span><text:span text:style-name="T17">°</text:span><text:span text:style-name="T15">C), k</text:span><text:span text:style-name="T16">ex</text:span><text:span text:style-name="T15">(25</text:span><text:span text:style-name="T17">°</text:span><text:span text:style-name="T15">C)</text:span></text:p>
            <text:p text:style-name="P1"><text:span text:style-name="T15"><text:s/></text:span><text:span text:style-name="T15">P</text:span><text:span text:style-name="T16">A</text:span><text:span text:style-name="T15">(37</text:span><text:span text:style-name="T17">°</text:span><text:span text:style-name="T15">C), k</text:span><text:span text:style-name="T16">ex</text:span><text:span text:style-name="T15">(37</text:span><text:span text:style-name="T17">°</text:span><text:span text:style-name="T15">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" draw:text-style-name="P2" draw:layer="layout" svg:width="4.825cm" svg:height="2.645cm" svg:x="8.848cm" svg:y="9.087cm">
              <text:p text:style-name="P1"><text:span text:style-name="T1">Curveset 1: Ile 10δ1</text:span></text:p>
              <text:p text:style-name="P1"><text:span text:style-name="T15">|Δω</text:span><text:span text:style-name="T18">H</text:span><text:span text:style-name="T15">|(1), |</text:span><text:span text:style-name="T18">ΔωC</text:span><text:span text:style-name="T15">|(1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52.299117510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6" draw:layer="layout" svg:width="2.15cm" svg:height="1.145cm" svg:x="9.07cm" svg:y="10.314cm">
              <text:p text:style-name="P1"><text:span text:style-name="T19">Curve 1</text:span></text:p>
              <text:p text:style-name="P1"><text:span text:style-name="T20">R20(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6" draw:layer="layout" svg:width="2.15cm" svg:height="1.145cm" svg:x="11.343cm" svg:y="10.315cm">
              <text:p text:style-name="P1"><text:span text:style-name="T19">Curve 2</text:span></text:p>
              <text:p text:style-name="P1"><text:span text:style-name="T20">R20(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0" draw:text-style-name="P1" draw:layer="layout" svg:width="6.606cm" svg:height="7.453cm" draw:transform="rotate (3.12710642079765) translate (10.247cm 11.304cm)" svg:viewBox="0 0 6607 7454" svg:d="m0-22309c1557 56 2023-28 2032 3318s3319 730 4575 4136">
              <text:p/>
            </draw:path>
            <draw:path draw:style-name="gr10" draw:text-style-name="P1" draw:layer="layout" svg:width="8.725cm" svg:height="2.141cm" draw:transform="rotate (3.12710642079765) translate (12.4434137022856cm 12.6770207693677cm)" svg:viewBox="0 0 8726 2142" svg:d="m0-23501c1840-1934 7672-2251 8726 652">
              <text:p/>
            </draw:path>
          </draw:g>
          <draw:g>
            <draw:custom-shape draw:style-name="gr8" draw:text-style-name="P2" draw:layer="layout" svg:width="4.825cm" svg:height="2.645cm" svg:x="13.945cm" svg:y="9.087cm">
              <text:p text:style-name="P1"><text:span text:style-name="T1">Curveset 2: Leu 22δ1</text:span></text:p>
              <text:p text:style-name="P1"><text:span text:style-name="T18">|ΔωH|(2), |ΔωC|(2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52.299117510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6" draw:layer="layout" svg:width="2.15cm" svg:height="1.145cm" svg:x="14.167cm" svg:y="10.314cm">
              <text:p text:style-name="P1"><text:span text:style-name="T19">Curve 3</text:span></text:p>
              <text:p text:style-name="P1"><text:span text:style-name="T20">R20(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6" draw:layer="layout" svg:width="2.15cm" svg:height="1.145cm" svg:x="16.44cm" svg:y="10.315cm">
              <text:p text:style-name="P1"><text:span text:style-name="T19">Curve 4</text:span></text:p>
              <text:p text:style-name="P1"><text:span text:style-name="T20">R20(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1" draw:text-style-name="P1" draw:layer="layout" svg:width="13.752cm" svg:height="2.312cm" draw:transform="rotate (3.12710642079765) translate (17.5284912450335cm 13.4999830560393cm)" svg:viewBox="0 0 13753 2313" svg:d="m0-24176c2025-2559 9454-2861 13753-1561">
              <text:p/>
            </draw:path>
            <draw:path draw:style-name="gr11" draw:text-style-name="P1" draw:layer="layout" svg:width="11.629cm" svg:height="6.006cm" draw:transform="rotate (3.12710642079765) translate (15.3690865797145cm 12.2253909606271cm)" svg:viewBox="0 0 11630 6007" svg:d="m0-23042c1392-642 7283-2285 7293 1139s1417 3755 4337 3907">
              <text:p/>
            </draw:path>
          </draw:g>
        </draw:g>
        <draw:g>
          <draw:custom-shape draw:style-name="gr12" draw:text-style-name="P2" draw:layer="layout" svg:width="1.565cm" svg:height="1.028cm" svg:x="11.986cm" svg:y="14.0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1.565cm" svg:height="1.029cm" svg:x="13.699cm" svg:y="14.0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0.824cm" svg:height="1.028cm" svg:x="8.758cm" svg:y="14.0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0.824cm" svg:height="1.029cm" svg:x="9.886cm" svg:y="14.0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0.824cm" svg:height="1.028cm" svg:x="10.937cm" svg:y="14.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3.47cm" svg:height="1.028cm" svg:x="15.373cm" svg:y="14.0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" draw:text-style-name="P5" draw:layer="layout" svg:width="3.423cm" svg:height="0.725cm" svg:x="11.678cm" svg:y="13.301cm">
          <draw:text-box>
            <text:p><text:span text:style-name="T1">More groups...</text:span></text:p>
          </draw:text-box>
        </draw:frame>
        <draw:custom-shape draw:style-name="gr13" draw:text-style-name="P7" draw:layer="layout" svg:width="4.475cm" svg:height="1.675cm" svg:x="14.246cm" svg:y="0.483cm">
          <text:p text:style-name="P1"><text:span text:style-name="T21">Kinetic parameters are shared among all curves in the group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475cm" svg:height="1.675cm" svg:x="14.274cm" svg:y="2.342cm">
          <text:p text:style-name="P1"><text:span text:style-name="T21">Structural parameters are shared among all curves in the curv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475cm" svg:height="1.04cm" svg:x="14.274cm" svg:y="4.302cm">
          <text:p text:style-name="P1"><text:span text:style-name="T21">Relaxation parameters are not shar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otted" draw:style="rect" draw:dots1="1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an Kleckner</meta:initial-creator>
    <meta:creation-date>2010-08-23T17:30:14</meta:creation-date>
    <dc:date>2011-06-16T18:44:32</dc:date>
    <dc:creator>Ian Kleckner</dc:creator>
    <meta:editing-duration>PT06H17M14S</meta:editing-duration>
    <meta:editing-cycles>308</meta:editing-cycles>
    <meta:generator>OpenOffice.org/3.2$Unix OpenOffice.org_project/320m12$Build-9483</meta:generator>
    <meta:document-statistic meta:object-count="77"/>
  </office:meta>
</office:document-meta>
</file>